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eceived Signal Power</text:p>
          </table:table-cell>
          <table:table-cell office:value-type="string" calcext:value-type="string">
            <text:p>Connected to</text:p>
          </table:table-cell>
        </table:table-row>
        <table:table-row table:style-name="ro1">
          <table:table-cell office:value-type="float" office:value="-330" calcext:value-type="float">
            <text:p>-330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325" calcext:value-type="float">
            <text:p>-325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320" calcext:value-type="float">
            <text:p>-320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310" calcext:value-type="float">
            <text:p>-31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305" calcext:value-type="float">
            <text:p>-30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95" calcext:value-type="float">
            <text:p>-29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90" calcext:value-type="float">
            <text:p>-290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85" calcext:value-type="float">
            <text:p>-28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80" calcext:value-type="float">
            <text:p>-28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75" calcext:value-type="float">
            <text:p>-27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70" calcext:value-type="float">
            <text:p>-270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65" calcext:value-type="float">
            <text:p>-26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60" calcext:value-type="float">
            <text:p>-260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25" calcext:value-type="float">
            <text:p>-225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2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2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-35" calcext:value-type="float">
            <text:p>-35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1:34:30.507053898</meta:creation-date>
    <meta:generator>LibreOffice/7.3.7.2$Linux_X86_64 LibreOffice_project/30$Build-2</meta:generator>
    <dc:date>2024-07-03T18:17:41.245296264</dc:date>
    <meta:editing-duration>PT3H51M59S</meta:editing-duration>
    <meta:editing-cycles>3</meta:editing-cycles>
    <meta:document-statistic meta:table-count="1" meta:cell-count="176" meta:object-count="0"/>
  </office:meta>
</office:document-meta>
</file>